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Times" fo:font-size="11pt" fo:font-weight="normal" officeooo:rsid="001ebaa6" officeooo:paragraph-rsid="00201362" style:font-size-asian="11pt" style:font-weight-asian="normal" style:font-size-complex="11pt" style:font-weight-complex="normal"/>
    </style:style>
    <style:style style:name="P2" style:family="paragraph" style:parent-style-name="Standard">
      <style:paragraph-properties fo:text-align="justify" style:justify-single-word="false"/>
      <style:text-properties style:font-name="Times" fo:font-size="11pt" fo:font-weight="normal" officeooo:rsid="00222823" officeooo:paragraph-rsid="00222823" style:font-size-asian="11pt" style:font-weight-asian="normal" style:font-size-complex="11pt" style:font-weight-complex="normal"/>
    </style:style>
    <style:style style:name="P3" style:family="paragraph" style:parent-style-name="Standard">
      <style:paragraph-properties fo:text-align="justify" style:justify-single-word="false"/>
      <style:text-properties style:font-name="Times" fo:font-size="11pt" fo:font-weight="normal" officeooo:rsid="00248245" officeooo:paragraph-rsid="00248245" style:font-size-asian="11pt" style:font-weight-asian="normal" style:font-size-complex="11pt" style:font-weight-complex="normal"/>
    </style:style>
    <style:style style:name="P4" style:family="paragraph" style:parent-style-name="Standard" style:list-style-name="L1">
      <style:text-properties style:font-name="Times" fo:font-size="11pt" officeooo:rsid="001b20b9" officeooo:paragraph-rsid="00201362" style:font-size-asian="11pt" style:font-size-complex="11pt"/>
    </style:style>
    <style:style style:name="P5" style:family="paragraph" style:parent-style-name="Standard" style:list-style-name="L3">
      <style:text-properties style:font-name="Times" fo:font-size="11pt" officeooo:rsid="001b20b9" officeooo:paragraph-rsid="00201362" style:font-size-asian="11pt" style:font-size-complex="11pt"/>
    </style:style>
    <style:style style:name="P6" style:family="paragraph" style:parent-style-name="Standard">
      <style:text-properties style:font-name="Times" fo:font-size="11pt" officeooo:rsid="001b20b9" officeooo:paragraph-rsid="00201362" style:font-size-asian="11pt" style:font-size-complex="11pt"/>
    </style:style>
    <style:style style:name="P7" style:family="paragraph" style:parent-style-name="Standard">
      <style:paragraph-properties fo:text-align="justify" style:justify-single-word="false"/>
      <style:text-properties style:font-name="Times" fo:font-size="11pt" officeooo:rsid="001cda6e" officeooo:paragraph-rsid="00201362" style:font-size-asian="11pt" style:font-size-complex="11pt"/>
    </style:style>
    <style:style style:name="P8" style:family="paragraph" style:parent-style-name="Standard">
      <style:text-properties style:font-name="Times" fo:font-size="11pt" officeooo:rsid="001cda6e" officeooo:paragraph-rsid="00201362" style:font-size-asian="11pt" style:font-size-complex="11pt"/>
    </style:style>
    <style:style style:name="P9" style:family="paragraph" style:parent-style-name="Standard">
      <style:paragraph-properties fo:text-align="justify" style:justify-single-word="false"/>
      <style:text-properties style:font-name="Times" fo:font-size="11pt" officeooo:rsid="0014bfce" officeooo:paragraph-rsid="00201362" style:font-size-asian="11pt" style:font-size-complex="11pt"/>
    </style:style>
    <style:style style:name="P10" style:family="paragraph" style:parent-style-name="Standard">
      <style:paragraph-properties fo:text-align="justify" style:justify-single-word="false"/>
      <style:text-properties style:font-name="Times" fo:font-size="11pt" officeooo:rsid="001dab41" officeooo:paragraph-rsid="00201362" style:font-size-asian="11pt" style:font-size-complex="11pt"/>
    </style:style>
    <style:style style:name="P11" style:family="paragraph" style:parent-style-name="Standard">
      <style:paragraph-properties fo:text-align="justify" style:justify-single-word="false"/>
      <style:text-properties style:font-name="Times" fo:font-size="11pt" officeooo:rsid="001ebaa6" officeooo:paragraph-rsid="00201362" style:font-size-asian="11pt" style:font-size-complex="11pt"/>
    </style:style>
    <style:style style:name="P12" style:family="paragraph" style:parent-style-name="Standard">
      <style:text-properties style:font-name="Times" fo:font-size="11pt" officeooo:rsid="00201362" officeooo:paragraph-rsid="00201362" style:font-size-asian="11pt" style:font-size-complex="11pt"/>
    </style:style>
    <style:style style:name="P13" style:family="paragraph" style:parent-style-name="Standard">
      <style:paragraph-properties fo:text-align="justify" style:justify-single-word="false"/>
      <style:text-properties style:font-name="Times" fo:font-size="11pt" officeooo:rsid="00222823" officeooo:paragraph-rsid="00222823" style:font-size-asian="11pt" style:font-size-complex="11pt"/>
    </style:style>
    <style:style style:name="P14" style:family="paragraph" style:parent-style-name="Standard">
      <style:paragraph-properties fo:text-align="justify" style:justify-single-word="false"/>
      <style:text-properties style:font-name="Times" fo:font-size="11pt" style:text-underline-style="solid" style:text-underline-width="auto" style:text-underline-color="font-color" officeooo:rsid="0014bfce" officeooo:paragraph-rsid="00201362" style:font-size-asian="11pt" style:font-size-complex="11pt"/>
    </style:style>
    <style:style style:name="P15" style:family="paragraph" style:parent-style-name="Standard">
      <style:text-properties style:font-name="Times" fo:font-size="16pt" style:text-underline-style="solid" style:text-underline-width="auto" style:text-underline-color="font-color" fo:font-weight="bold" officeooo:rsid="001b20b9" officeooo:paragraph-rsid="00201362" style:font-size-asian="16pt" style:font-weight-asian="bold" style:font-size-complex="16pt" style:font-weight-complex="bold"/>
    </style:style>
    <style:style style:name="P16" style:family="paragraph" style:parent-style-name="Standard">
      <style:text-properties style:font-name="Times" fo:font-size="15pt" style:text-underline-style="solid" style:text-underline-width="auto" style:text-underline-color="font-color" fo:font-weight="bold" officeooo:rsid="001cda6e" officeooo:paragraph-rsid="00201362" style:font-size-asian="15pt" style:font-weight-asian="bold" style:font-size-complex="15pt" style:font-weight-complex="bold"/>
    </style:style>
    <style:style style:name="P17" style:family="paragraph" style:parent-style-name="Standard">
      <style:text-properties style:font-name="Times" fo:font-size="14pt" fo:font-style="italic" fo:font-weight="bold" officeooo:rsid="001cda6e" officeooo:paragraph-rsid="00201362" style:font-size-asian="14pt" style:font-style-asian="italic" style:font-weight-asian="bold" style:font-size-complex="14pt" style:font-style-complex="italic" style:font-weight-complex="bold"/>
    </style:style>
    <style:style style:name="P18" style:family="paragraph" style:parent-style-name="Standard">
      <style:paragraph-properties fo:text-align="justify" style:justify-single-word="false"/>
      <style:text-properties style:font-name="Times" fo:font-size="14pt" fo:font-style="italic" fo:font-weight="bold" officeooo:rsid="001dab41" officeooo:paragraph-rsid="00201362" style:font-size-asian="14pt" style:font-style-asian="italic" style:font-weight-asian="bold" style:font-size-complex="14pt" style:font-style-complex="italic" style:font-weight-complex="bold"/>
    </style:style>
    <style:style style:name="P19" style:family="paragraph" style:parent-style-name="Standard">
      <style:paragraph-properties fo:text-align="justify" style:justify-single-word="false"/>
      <style:text-properties style:font-name="Times" fo:font-size="14pt" fo:font-style="italic" officeooo:rsid="001dab41" officeooo:paragraph-rsid="00201362" style:font-size-asian="14pt" style:font-style-asian="italic" style:font-size-complex="14pt" style:font-style-complex="italic"/>
    </style:style>
    <style:style style:name="P20" style:family="paragraph" style:parent-style-name="Standard">
      <style:paragraph-properties fo:text-align="justify" style:justify-single-word="false"/>
      <style:text-properties style:font-name="Times" fo:font-size="14pt" style:text-underline-style="solid" style:text-underline-width="auto" style:text-underline-color="font-color" fo:font-weight="bold" officeooo:rsid="001ebaa6" officeooo:paragraph-rsid="00201362" style:font-size-asian="14pt" style:font-weight-asian="bold" style:font-size-complex="14pt" style:font-weight-complex="bold"/>
    </style:style>
    <style:style style:name="P21" style:family="paragraph" style:parent-style-name="Standard">
      <style:paragraph-properties fo:text-align="center" style:justify-single-word="false"/>
      <style:text-properties style:font-name="Times" fo:font-size="14pt" fo:font-weight="bold" officeooo:rsid="001436de" officeooo:paragraph-rsid="001436de" style:font-size-asian="14pt" style:font-weight-asian="bold" style:font-size-complex="14pt" style:font-weight-complex="bold"/>
    </style:style>
    <style:style style:name="P22" style:family="paragraph" style:parent-style-name="Standard">
      <style:paragraph-properties fo:text-align="justify" style:justify-single-word="false"/>
      <style:text-properties style:font-name="Times" fo:font-size="12pt" fo:font-weight="bold" officeooo:rsid="001c430b" officeooo:paragraph-rsid="001c430b" style:font-size-asian="10.5pt" style:font-weight-asian="bold" style:font-size-complex="12pt" style:font-weight-complex="bold"/>
    </style:style>
    <style:style style:name="P23" style:family="paragraph" style:parent-style-name="Standard">
      <style:paragraph-properties fo:text-align="justify" style:justify-single-word="false"/>
      <style:text-properties style:font-name="Times" fo:font-size="12pt" fo:font-weight="normal" officeooo:rsid="001c430b" officeooo:paragraph-rsid="001c430b"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Times" officeooo:rsid="001c430b" officeooo:paragraph-rsid="001c430b"/>
    </style:style>
    <style:style style:name="P25" style:family="paragraph" style:parent-style-name="Standard">
      <style:paragraph-properties fo:text-align="justify" style:justify-single-word="false"/>
      <style:text-properties style:font-name="Times" officeooo:rsid="001436de" officeooo:paragraph-rsid="001c430b"/>
    </style:style>
    <style:style style:name="P26" style:family="paragraph" style:parent-style-name="Standard">
      <style:paragraph-properties fo:text-align="justify" style:justify-single-word="false"/>
      <style:text-properties style:font-name="Times" officeooo:rsid="001436de" officeooo:paragraph-rsid="001bf50a"/>
    </style:style>
    <style:style style:name="P27" style:family="paragraph" style:parent-style-name="Standard">
      <style:paragraph-properties fo:text-align="justify" style:justify-single-word="false"/>
      <style:text-properties style:font-name="Times" officeooo:rsid="001436de" officeooo:paragraph-rsid="0020098f"/>
    </style:style>
    <style:style style:name="P28" style:family="paragraph" style:parent-style-name="Standard">
      <style:paragraph-properties fo:text-align="justify" style:justify-single-word="false"/>
      <style:text-properties style:font-name="Times" officeooo:rsid="001436de" officeooo:paragraph-rsid="001436de"/>
    </style:style>
    <style:style style:name="P29" style:family="paragraph" style:parent-style-name="Standard">
      <style:paragraph-properties fo:text-align="justify" style:justify-single-word="false"/>
      <style:text-properties style:font-name="Times" officeooo:rsid="001df29f" officeooo:paragraph-rsid="001df29f"/>
    </style:style>
    <style:style style:name="P30" style:family="paragraph" style:parent-style-name="Standard">
      <style:paragraph-properties fo:text-align="justify" style:justify-single-word="false"/>
      <style:text-properties style:font-name="Times" officeooo:rsid="001b92c3" officeooo:paragraph-rsid="001bf50a"/>
    </style:style>
    <style:style style:name="P31" style:family="paragraph" style:parent-style-name="Standard">
      <style:paragraph-properties fo:text-align="justify" style:justify-single-word="false"/>
      <style:text-properties style:font-name="Times" officeooo:rsid="001b92c3" officeooo:paragraph-rsid="0020098f"/>
    </style:style>
    <style:style style:name="P32" style:family="paragraph" style:parent-style-name="Standard">
      <style:paragraph-properties fo:text-align="justify" style:justify-single-word="false"/>
      <style:text-properties style:font-name="Times" officeooo:rsid="001b92c3" officeooo:paragraph-rsid="001b92c3"/>
    </style:style>
    <style:style style:name="P33" style:family="paragraph" style:parent-style-name="Standard">
      <style:paragraph-properties fo:text-align="justify" style:justify-single-word="false"/>
      <style:text-properties style:font-name="Times" officeooo:rsid="001f6a19" officeooo:paragraph-rsid="0020098f"/>
    </style:style>
    <style:style style:name="P34" style:family="paragraph" style:parent-style-name="Standard">
      <style:paragraph-properties fo:text-align="justify" style:justify-single-word="false"/>
      <style:text-properties style:font-name="Times" officeooo:rsid="001f6a19" officeooo:paragraph-rsid="001f6a19"/>
    </style:style>
    <style:style style:name="P35" style:family="paragraph" style:parent-style-name="Standard">
      <style:paragraph-properties fo:text-align="justify" style:justify-single-word="false"/>
      <style:text-properties style:font-name="Times" fo:font-style="italic" officeooo:rsid="001436de" officeooo:paragraph-rsid="001436de" style:font-style-asian="italic" style:font-style-complex="italic"/>
    </style:style>
    <style:style style:name="P36" style:family="paragraph" style:parent-style-name="Standard">
      <style:paragraph-properties fo:text-align="justify" style:justify-single-word="false"/>
      <style:text-properties style:font-name="Times" officeooo:rsid="0014bfce" officeooo:paragraph-rsid="0014bfce"/>
    </style:style>
    <style:style style:name="P37" style:family="paragraph" style:parent-style-name="Standard">
      <style:paragraph-properties fo:text-align="justify" style:justify-single-word="false"/>
      <style:text-properties style:font-name="Times" officeooo:rsid="0014bfce" officeooo:paragraph-rsid="00201362"/>
    </style:style>
    <style:style style:name="P38" style:family="paragraph" style:parent-style-name="Standard">
      <style:paragraph-properties fo:text-align="justify" style:justify-single-word="false"/>
      <style:text-properties style:font-name="Times" officeooo:rsid="001a21a5" officeooo:paragraph-rsid="001a21a5"/>
    </style:style>
    <style:style style:name="P39" style:family="paragraph" style:parent-style-name="Standard">
      <style:paragraph-properties fo:text-align="justify" style:justify-single-word="false"/>
      <style:text-properties style:font-name="Times" officeooo:rsid="0015f961" officeooo:paragraph-rsid="0015f961"/>
    </style:style>
    <style:style style:name="P40" style:family="paragraph" style:parent-style-name="Standard">
      <style:paragraph-properties fo:text-align="justify" style:justify-single-word="false"/>
      <style:text-properties style:font-name="Times" officeooo:rsid="0015f961" officeooo:paragraph-rsid="0016af7f"/>
    </style:style>
    <style:style style:name="P41" style:family="paragraph" style:parent-style-name="Standard">
      <style:paragraph-properties fo:text-align="justify" style:justify-single-word="false"/>
      <style:text-properties style:font-name="Times" fo:font-weight="bold" officeooo:rsid="0015f961" officeooo:paragraph-rsid="0016af7f" style:font-weight-asian="bold" style:font-weight-complex="bold"/>
    </style:style>
    <style:style style:name="P42" style:family="paragraph" style:parent-style-name="Standard">
      <style:paragraph-properties fo:text-align="justify" style:justify-single-word="false"/>
      <style:text-properties style:font-name="Times" officeooo:rsid="0016af7f" officeooo:paragraph-rsid="0016af7f"/>
    </style:style>
    <style:style style:name="P43" style:family="paragraph" style:parent-style-name="Standard">
      <style:paragraph-properties fo:text-align="justify" style:justify-single-word="false"/>
      <style:text-properties style:font-name="Times" officeooo:rsid="001cda6e" officeooo:paragraph-rsid="00201362"/>
    </style:style>
    <style:style style:name="P44" style:family="paragraph" style:parent-style-name="Standard">
      <style:paragraph-properties fo:text-align="start" style:justify-single-word="false"/>
      <style:text-properties fo:color="#666666" style:font-name="Times" fo:font-style="italic" officeooo:rsid="001436de" officeooo:paragraph-rsid="001436de" style:font-style-asian="italic" style:font-style-complex="italic"/>
    </style:style>
    <style:style style:name="T1" style:family="text">
      <style:text-properties officeooo:rsid="0014bfce"/>
    </style:style>
    <style:style style:name="T2" style:family="text">
      <style:text-properties officeooo:rsid="0016d17c"/>
    </style:style>
    <style:style style:name="T3" style:family="text">
      <style:text-properties fo:font-weight="bold" style:font-weight-asian="bold" style:font-weight-complex="bold"/>
    </style:style>
    <style:style style:name="T4" style:family="text">
      <style:text-properties fo:color="#800000"/>
    </style:style>
    <style:style style:name="T5" style:family="text">
      <style:text-properties fo:color="#6600cc"/>
    </style:style>
    <style:style style:name="T6" style:family="text">
      <style:text-properties fo:color="#6600cc" officeooo:rsid="0019cbf0"/>
    </style:style>
    <style:style style:name="T7" style:family="text">
      <style:text-properties officeooo:rsid="0019cbf0"/>
    </style:style>
    <style:style style:name="T8" style:family="text">
      <style:text-properties officeooo:rsid="001a21a5"/>
    </style:style>
    <style:style style:name="T9" style:family="text">
      <style:text-properties fo:font-weight="normal" officeooo:rsid="001a21a5" style:font-weight-asian="normal" style:font-weight-complex="normal"/>
    </style:style>
    <style:style style:name="T10" style:family="text">
      <style:text-properties fo:font-weight="normal" officeooo:rsid="00248245" style:font-weight-asian="normal" style:font-weight-complex="normal"/>
    </style:style>
    <style:style style:name="T11" style:family="text">
      <style:text-properties officeooo:rsid="001bf50a"/>
    </style:style>
    <style:style style:name="T12" style:family="text">
      <style:text-properties fo:font-size="12pt" fo:font-weight="bold" style:font-size-asian="10.5pt" style:font-weight-asian="bold" style:font-size-complex="12pt" style:font-weight-complex="bold"/>
    </style:style>
    <style:style style:name="T13" style:family="text">
      <style:text-properties fo:font-size="12pt" fo:font-weight="normal" style:font-size-asian="10.5pt" style:font-weight-asian="normal" style:font-size-complex="12pt" style:font-weight-complex="normal"/>
    </style:style>
    <style:style style:name="T14" style:family="text">
      <style:text-properties fo:font-size="12pt" fo:font-weight="normal" officeooo:rsid="002356ce" style:font-size-asian="10.5pt" style:font-weight-asian="normal" style:font-size-complex="12pt" style:font-weight-complex="normal"/>
    </style:style>
    <style:style style:name="T15" style:family="text">
      <style:text-properties officeooo:rsid="001df29f"/>
    </style:style>
    <style:style style:name="T16" style:family="text">
      <style:text-properties officeooo:rsid="001ebf43"/>
    </style:style>
    <style:style style:name="T17" style:family="text">
      <style:text-properties officeooo:rsid="001f6a19"/>
    </style:style>
    <style:style style:name="T18" style:family="text">
      <style:text-properties officeooo:rsid="0020098f"/>
    </style:style>
    <style:style style:name="T19" style:family="text">
      <style:text-properties style:text-position="0% 100%"/>
    </style:style>
    <style:style style:name="T20" style:family="text">
      <style:text-properties style:text-position="0% 100%" officeooo:rsid="001cda6e"/>
    </style:style>
    <style:style style:name="T21" style:family="text">
      <style:text-properties style:text-position="0% 100%" officeooo:rsid="001cc623"/>
    </style:style>
    <style:style style:name="T22" style:family="text">
      <style:text-properties style:text-position="0% 100%" fo:font-weight="bold" style:font-weight-asian="bold" style:font-weight-complex="bold"/>
    </style:style>
    <style:style style:name="T23" style:family="text">
      <style:text-properties style:text-position="0% 100%" fo:font-weight="bold" officeooo:rsid="001cda6e" style:font-weight-asian="bold" style:font-weight-complex="bold"/>
    </style:style>
    <style:style style:name="T24" style:family="text">
      <style:text-properties style:text-position="0% 100%" fo:font-weight="bold" officeooo:rsid="001dab41" style:font-weight-asian="bold" style:font-weight-complex="bold"/>
    </style:style>
    <style:style style:name="T25" style:family="text">
      <style:text-properties style:text-position="0% 100%" fo:font-weight="bold" officeooo:rsid="0021bd6d" style:font-weight-asian="bold" style:font-weight-complex="bold"/>
    </style:style>
    <style:style style:name="T26" style:family="text">
      <style:text-properties style:text-position="0% 100%" fo:font-weight="normal" officeooo:rsid="001dab41" style:font-weight-asian="normal" style:font-weight-complex="normal"/>
    </style:style>
    <style:style style:name="T27" style:family="text">
      <style:text-properties style:text-position="0% 100%" fo:font-weight="normal" officeooo:rsid="001cda6e" style:font-weight-asian="normal" style:font-weight-complex="normal"/>
    </style:style>
    <style:style style:name="T28" style:family="text">
      <style:text-properties style:text-position="0% 100%" fo:font-weight="normal" officeooo:rsid="0021bd6d" style:font-weight-asian="normal" style:font-weight-complex="normal"/>
    </style:style>
    <style:style style:name="T29" style:family="text">
      <style:text-properties style:text-position="0% 100%" officeooo:rsid="001dab41"/>
    </style:style>
    <style:style style:name="T30" style:family="text">
      <style:text-properties style:text-position="0% 100%" officeooo:rsid="0021bd6d"/>
    </style:style>
    <style:style style:name="T31" style:family="text">
      <style:text-properties style:text-position="0% 100%" fo:font-style="italic" fo:font-weight="normal" officeooo:rsid="001cda6e" style:font-style-asian="italic" style:font-weight-asian="normal" style:font-style-complex="italic" style:font-weight-complex="normal"/>
    </style:style>
    <style:style style:name="T32" style:family="text">
      <style:text-properties style:text-position="super 58%"/>
    </style:style>
    <style:style style:name="T33" style:family="text">
      <style:text-properties style:text-position="super 58%" officeooo:rsid="001cda6e"/>
    </style:style>
    <style:style style:name="T34" style:family="text">
      <style:text-properties officeooo:rsid="001cda6e"/>
    </style:style>
    <style:style style:name="T35" style:family="text">
      <style:text-properties officeooo:rsid="001dab41"/>
    </style:style>
    <style:style style:name="T36" style:family="text">
      <style:text-properties officeooo:rsid="0021bd6d"/>
    </style:style>
    <style:style style:name="T37" style:family="text">
      <style:text-properties officeooo:rsid="002356ce"/>
    </style:style>
    <style:style style:name="T38" style:family="text">
      <style:text-properties officeooo:rsid="0024824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Rapport AES – El Gamal encryption</text:p>
      <text:p text:style-name="P21"/>
      <text:p text:style-name="P22"/>
      <text:p text:style-name="P24"><text:span text:style-name="T12">Structure du programme:</text:span><text:span text:style-name="T13"> Nous avons crée un fichier .py par étape intermédiaire (mixColumns.py, SubBytes.py etc...), un fichier global pour le chiffrement </text:span><text:span text:style-name="T14">AES</text:span><text:span text:style-name="T13"> et </text:span><text:span text:style-name="T14">E</text:span><text:span text:style-name="T13">l </text:span><text:span text:style-name="T14">G</text:span><text:span text:style-name="T13">amal, un autre comprenant de petites fonctions auxiliaires, et enfin un menu. Ce qui peut se résumer à la liste suivante:</text:span></text:p>
      <text:p text:style-name="P23">- main.py: menu principal</text:p>
      <text:p text:style-name="P23">- aes.py: fichier global pour chiffrer / déchiffrer avec AES</text:p>
      <text:p text:style-name="P23">- elGamal.py: fichier global pour chiffrer / déchiffrer avec El Gamal</text:p>
      <text:p text:style-name="P23">- rabinMiller.py: étape El Gamal</text:p>
      <text:p text:style-name="P23">- confElGamal.py: configuration pour El Gamal</text:p>
      <text:p text:style-name="P23">- addRoundKey.py: étape AES</text:p>
      <text:p text:style-name="P23">- shiftRows.py: étape AES</text:p>
      <text:p text:style-name="P23">- subBytes.py: étape AES</text:p>
      <text:p text:style-name="P23">- mixColumns.py: étape AES</text:p>
      <text:p text:style-name="P23">- segmess.py: segmentation d'un fichier</text:p>
      <text:p text:style-name="P23">- aes_base.py: contient les fonctions auxiliares</text:p>
      <text:p text:style-name="P25"/>
      <text:p text:style-name="P29">Pour tous les fichiers étapes, on y trouve 2 fonctions principales: la fonction pour le chiffrement et celle pour le déchiffrement. Par exemple, dans shiftRows.py on y trouvera shiftRows() et invShoftRows(). Les explications des fonctions in<text:span text:style-name="T37">v</text:span>erses sont sous-entendu<text:span text:style-name="T37">es</text:span> dans les explications détaillées suivantes car la différence vient simplement de l'ordre d'application des opérations:</text:p>
      <text:p text:style-name="P25"/>
      <text:p text:style-name="P26"><text:span text:style-name="T3">Titre:</text:span> S<text:span text:style-name="T11">egmess</text:span></text:p>
      <text:p text:style-name="P30"><text:span text:style-name="T3">Fichier</text:span>: s<text:span text:style-name="T11">egmess</text:span>.py</text:p>
      <text:p text:style-name="P26"><text:span text:style-name="T3">Prototype</text:span>: s<text:span text:style-name="T16">egmes</text:span>s(<text:span text:style-name="T11">fichier</text:span>)</text:p>
      <text:p text:style-name="P26"><text:span text:style-name="T3">Entrée</text:span>: <text:span text:style-name="T11">fichier: fichier en clair ou chiffré à lire </text:span></text:p>
      <text:p text:style-name="P26"><text:span text:style-name="T3">Sortie</text:span>: <text:span text:style-name="T11">tableau 3D de longeur Nx4x4 (N dépend de la taille du fichier)</text:span></text:p>
      <text:p text:style-name="P27"><text:span text:style-name="T3">Explications</text:span>: <text:span text:style-name="T17">permet de manipuler sous forme de tableau un fichier en clair ou chiffré.</text:span></text:p>
      <text:p text:style-name="P27"/>
      <text:p text:style-name="P27"><text:span text:style-name="T3">Titre:</text:span> <text:span text:style-name="T18">invSegmess</text:span></text:p>
      <text:p text:style-name="P31"><text:span text:style-name="T3">Fichier</text:span>: s<text:span text:style-name="T11">egmess</text:span>.py</text:p>
      <text:p text:style-name="P27"><text:span text:style-name="T3">Prototype</text:span>: <text:span text:style-name="T18">invSegmes</text:span>s(<text:span text:style-name="T11">fichier, tab</text:span>)</text:p>
      <text:p text:style-name="P27"><text:span text:style-name="T3">Entrée</text:span>: <text:span text:style-name="T11">fichier: fichier en clair ou chiffré à écrire. Tab: tableau à écrire dans le fichier <text:s/></text:span></text:p>
      <text:p text:style-name="P27"><text:span text:style-name="T3">Sortie</text:span>: <text:span text:style-name="T18">1: tout s'est bien passé. 0: il y a eu un problème</text:span></text:p>
      <text:p text:style-name="P27"><text:span text:style-name="T3">Explications</text:span>: <text:span text:style-name="T17">permet de manipuler sous forme de tableau un fichier en clair ou chiffré.</text:span></text:p>
      <text:p text:style-name="P27"/>
      <text:p text:style-name="P33">Exemple d'application:</text:p>
      <text:p text:style-name="P34">m = segmess(“plain.txt”) → c = aes.crypt(m) → invSegmess<text:span text:style-name="T18">(“cypher.txt”)</text:span></text:p>
      <text:p text:style-name="P28"/>
      <text:p text:style-name="P28"><text:span text:style-name="T3">Titre:</text:span> SubBytes</text:p>
      <text:p text:style-name="P32"><text:span text:style-name="T3">Fichier</text:span>: subBytes.py</text:p>
      <text:p text:style-name="P28"><text:span text:style-name="T3">Prototype</text:span>: subBytes(message) <text:span text:style-name="T15">&amp; invSubBytes(message)</text:span></text:p>
      <text:p text:style-name="P28"><text:soft-page-break/><text:span text:style-name="T3">Entrée</text:span>: message: <text:span text:style-name="T1">tableaux 4x4 du message </text:span>en clair, récupéré du fichier / texte à chiffrer.</text:p>
      <text:p text:style-name="P28"><text:span text:style-name="T3">Sortie</text:span>: message chiffré par subBytes, première étape du chiffrement AES</text:p>
      <text:p text:style-name="P28"><text:span text:style-name="T3">Explications</text:span>: le calcul effectué est le suivant pour chaque case du tableau 4x4:</text:p>
      <text:p text:style-name="P35">Bi,j = SubBytes(Mi,j) = <text:span text:style-name="T4">A</text:span> x Mi,j^-1 XOR <text:span text:style-name="T5">c</text:span></text:p>
      <text:p text:style-name="P28">Après avoir définie <text:span text:style-name="T4">tab_a</text:span> (le <text:span text:style-name="T4">A</text:span> de la formule) et <text:span text:style-name="T5">tab_c</text:span> (le <text:span text:style-name="T5">c</text:span> de la formule), qui sont des constantes, on applique pour chaque case l'opération suivante:</text:p>
      <text:p text:style-name="P44">b = dot(tab_A, array(list(map(int, bin(int(aes_base.inverseGF(str(m[cpt_l][cpt_c]))))[2:].zfill(8)))).T) %2</text:p>
      <text:p text:style-name="P28">Elle correspond au <text:s/>A x Mi,j^-1 de la formule. On peut remarquer un certain nombre de changement<text:span text:style-name="T37">s</text:span> de base pour une meilleur gestion des variables, la fonction inverseGF qui inverse un nombre dans un corps de Gallois, la fonction dot qui permet de multiplier deux matrices entre elles, la fonction .T qui renvoie la transposée d'un vecteur ou encore le %2 qui signifie simplement 'modulo 2'. <text:span text:style-name="T7">On applique ensuite un simple XOR entre le résultat obtenu et </text:span><text:span text:style-name="T6">tab_c.</text:span></text:p>
      <text:p text:style-name="P28"/>
      <text:p text:style-name="P28"><text:span text:style-name="T3">Titre</text:span>: <text:span text:style-name="T1">S</text:span>hiftRows</text:p>
      <text:p text:style-name="P32"><text:span text:style-name="T3">Fichier</text:span>: shiftRows.py</text:p>
      <text:p text:style-name="P28"><text:span text:style-name="T3">Prototype</text:span>: shiftRows(message, key_size) <text:span text:style-name="T16">&amp; invShiftRows(message, key_size)</text:span></text:p>
      <text:p text:style-name="P28"><text:span text:style-name="T3">Entrées</text:span>: message: tableau 4x4 passé dans la fonction subBytes précédemment. key_size: 128, 192 ou 256 en fonction de la taille de clé choisie</text:p>
      <text:p text:style-name="P28"><text:span text:style-name="T3">Sortie</text:span>: renvoie un tableau 4x4, deuxième étape du chiffrement AES</text:p>
      <text:p text:style-name="P28"><text:span text:style-name="T3">Explications</text:span>: </text:p>
      <text:p text:style-name="P28"/>
      <text:p text:style-name="P36"><text:span text:style-name="T3">Titre</text:span>: MixColumns</text:p>
      <text:p text:style-name="P32"><text:span text:style-name="T3">Fichier</text:span>: mixColumns</text:p>
      <text:p text:style-name="P36"><text:span text:style-name="T3">Prototype</text:span>: mixColumns(message) <text:span text:style-name="T16">&amp; invMixColumns(message)</text:span></text:p>
      <text:p text:style-name="P36"><text:span text:style-name="T3">Entrée</text:span>: message: tableau 4x4 passé dans la fonction shiftRows précédemment</text:p>
      <text:p text:style-name="P36"><text:span text:style-name="T3">Sortie</text:span>: renvoie un tableau 4x4, troisième étape du chiffrement AES</text:p>
      <text:p text:style-name="P36"><text:span text:style-name="T3">Explications</text:span>: le calcul effectué est le suivant pour chaque case du tableau 4x4:</text:p>
      <text:p text:style-name="P36">Pour être honnête, je n'ai pas réussi à implémenter mixColumns et invMixColumns par moi-même, alors pour ne pas bloquer le projet j'ai adapté une fonction trouvée sur internet, que je ne sais pas expliquer.</text:p>
      <text:p text:style-name="P38"/>
      <text:p text:style-name="P36"><text:span text:style-name="T3">Titre</text:span>: AddRoundKey</text:p>
      <text:p text:style-name="P32"><text:span text:style-name="T3">Fichier</text:span>: addRoundKey</text:p>
      <text:p text:style-name="P36"><text:span text:style-name="T3">Prototype</text:span>: addRoundKey(message, key)</text:p>
      <text:p text:style-name="P36"><text:span text:style-name="T3">Entrées</text:span>: message: tableau 4x4 passé dans la fonction mixColumns précédemment. Key: sous-clé généré<text:span text:style-name="T38">e</text:span> à partir du mot de passe entrée par l'utilisateur.</text:p>
      <text:p text:style-name="P36"><text:span text:style-name="T3">Sortie</text:span>: renvoie un tableau 4x4, dernière étape du chiffrement AES</text:p>
      <text:p text:style-name="P36"><text:span text:style-name="T3">Explications</text:span>: </text:p>
      <text:p text:style-name="P36"/>
      <text:p text:style-name="P39"><text:span text:style-name="T3">Titre</text:span>: KeyExpansion</text:p>
      <text:p text:style-name="P32"><text:span text:style-name="T3">Fichier</text:span>: aes_base.py</text:p>
      <text:p text:style-name="P39"><text:span text:style-name="T3">Prototype</text:span>: keyExpansion(key, Nb, Nk, Nr)</text:p>
      <text:p text:style-name="P39"><text:soft-page-break/><text:span text:style-name="T3">Entrées</text:span>: key: mot de passe utilisateur. Nb, Nk, Nr: <text:span text:style-name="T8">constantes définies en fonction de la taille de clé</text:span>.</text:p>
      <text:p text:style-name="P39"><text:span text:style-name="T3">Sortie</text:span>: sous clé compréhensible par la fonction addRoundKey</text:p>
      <text:p text:style-name="P41">Explications: <text:span text:style-name="T9">pour p</text:span><text:span text:style-name="T10">l</text:span><text:span text:style-name="T9">us d'ergonomie, on demande un mot de passe à l'utilisateur, seulement ce mot de passe n'est pas compréhensible par addRoundKey, c'est pour cette raison que keyExpansion va le modifier pour le rendre compatible.</text:span></text:p>
      <text:p text:style-name="P40"/>
      <text:p text:style-name="P42"><text:span text:style-name="T3">Titre</text:span>: base2base</text:p>
      <text:p text:style-name="P32"><text:span text:style-name="T3">Fichier</text:span>: aes_base.py</text:p>
      <text:p text:style-name="P42"><text:span text:style-name="T3">Prototype</text:span>: base2base(string)</text:p>
      <text:p text:style-name="P42"><text:span text:style-name="T3">Entrée</text:span>: nombre dans une base spécifique</text:p>
      <text:p text:style-name="P42"><text:span text:style-name="T3">Sortie</text:span>: même nombre convertie dans la base voulue</text:p>
      <text:p text:style-name="P42"><text:span text:style-name="T3">Explications</text:span>: je n'ai pas détaillé chaque fonction, mais il y en a plusieurs pour pouvoir manipuler des nombres dans les bases binaires, décimales et héxa-décimales. On peut retrouver bin2hex pour du binaire vers de l'héxa, ou dec2bin pour du décimal vers du binaire etc…</text:p>
      <text:p text:style-name="P42"/>
      <text:p text:style-name="P42"><text:span text:style-name="T3">Titre</text:span>: InverseGF</text:p>
      <text:p text:style-name="P32"><text:span text:style-name="T3">Fichier</text:span>: aes_base.py</text:p>
      <text:p text:style-name="P42"><text:span text:style-name="T3">Prototype</text:span>: inverseGF(n)</text:p>
      <text:p text:style-name="P42"><text:span text:style-name="T3">Entrée</text:span>: n: nombre décimal inscrit sur un octect.</text:p>
      <text:p text:style-name="P42"><text:span text:style-name="T3">Sortie</text:span>: inverse de n dans le corps GF256</text:p>
      <text:p text:style-name="P42"><text:span text:style-name="T3">Explications</text:span>: on convertie n en héxa, ce qui nous donne un nombre à deux chiffres <text:span text:style-name="T2">(car sur un octect)</text:span>. Le premier représente x et le deuxième y. A l'aide d'un tableau de constantes (t_alpha) on peut retrouver l'inverse de n à la ligne x et à la colonne y. Les coordonnées étant repassées en décimale pour que ce soit compréhensible pour python.</text:p>
      <text:p text:style-name="P42"/>
      <text:p text:style-name="P42"/>
      <text:p text:style-name="P15">Chiffrement El Gamal</text:p>
      <text:p text:style-name="P6"/>
      <text:p text:style-name="P12">Le chiffrement El Gamal est un système asym<text:span text:style-name="T36">é</text:span>trique créé en 1985 par Taher ElGamal. Il est basé sur la méthode Diffier-Hellman et utilisé par GPG.</text:p>
      <text:p text:style-name="P12"/>
      <text:p text:style-name="P6">Ce chiffrement étant asymétrique Alice (notre première utilisatrice) doit tout d'abord créer une clef publique dont se servira Bob (notre second utilisateur) pour chiffrer son message. Alice déchiffrera ce dernier avec sa clef privée.</text:p>
      <text:p text:style-name="P6">La clef publique et privé se calcul comme suit :</text:p>
      <text:p text:style-name="P6"/>
      <text:p text:style-name="P6">Alice choisit un nombre premier Q et en calcul :</text:p>
      <text:list xml:id="list1742652153583309607" text:style-name="L1">
        <text:list-item>
          <text:p text:style-name="P4">G un élément générateur de Q</text:p>
        </text:list-item>
        <text:list-item>
          <text:p text:style-name="P4">X tel que 1&lt;=X&lt;=(Q-1)</text:p>
        </text:list-item>
        <text:list-item>
          <text:p text:style-name="P4">H tel que H = G<text:span text:style-name="T32">X </text:span></text:p>
          <text:p text:style-name="P4"><text:span text:style-name="T32"/></text:p>
        </text:list-item>
      </text:list>
      <text:p text:style-name="P6"><text:span text:style-name="T19"><text:s/>Le Triplet (Q, G, H) constitue la clef publique et X la clef privé</text:span><text:span text:style-name="T30">e</text:span><text:span text:style-name="T19">.</text:span></text:p>
      <text:p text:style-name="P6"><text:span text:style-name="T19">Alice met sa clef publique </text:span><text:span text:style-name="T30">à</text:span><text:span text:style-name="T19"> disposition de tous, entre alors en sc</text:span><text:span text:style-name="T30">è</text:span><text:span text:style-name="T19">ne Bob qui souhaite envoyer un message confidentiel (appelons le M) à Alice. Pour ce faire il determine M' un encodage de M dans Z/QZ puis calcul :</text:span></text:p>
      <text:list xml:id="list5998263666082307210" text:style-name="L3">
        <text:list-item>
          <text:p text:style-name="P5"><text:span text:style-name="T19">Y tel que 1&lt;=Y&lt;=(Q-1)</text:span></text:p>
        </text:list-item>
        <text:list-item>
          <text:p text:style-name="P5"><text:soft-page-break/><text:span text:style-name="T19">C1 tel que C1=G</text:span><text:span text:style-name="T32">Y</text:span><text:span text:style-name="T19"> </text:span></text:p>
        </text:list-item>
        <text:list-item>
          <text:p text:style-name="P5"><text:span text:style-name="T19">S tel que S=</text:span><text:span text:style-name="T20">H</text:span><text:span text:style-name="T33">Y</text:span></text:p>
        </text:list-item>
        <text:list-item>
          <text:p text:style-name="P5"><text:span text:style-name="T19">C2 tel que C2=M' . S</text:span></text:p>
        </text:list-item>
      </text:list>
      <text:p text:style-name="P6"><text:span text:style-name="T19">Le message chiffré est alors (C1, C2) qu'Alice peut déchiffrer en faisant : M = </text:span><text:span text:style-name="T21">(</text:span><text:span text:style-name="T19">C2 / </text:span><text:span text:style-name="T21">(</text:span><text:span text:style-name="T19">C1</text:span><text:span text:style-name="T32">X</text:span><text:span text:style-name="T21">)).</text:span></text:p>
      <text:p text:style-name="P6"/>
      <text:p text:style-name="P16"><text:span text:style-name="T21">N</text:span><text:span text:style-name="T19">otre implémentation</text:span></text:p>
      <text:p text:style-name="P8"/>
      <text:p text:style-name="P17"><text:span text:style-name="T19">Génération de la clef publique</text:span></text:p>
      <text:p text:style-name="P8"><text:span text:style-name="T19">Afin de générer notre clef publique nous avons codé les fonctions suivantes :</text:span></text:p>
      <text:p text:style-name="P8"><text:span text:style-name="T19"/></text:p>
      <text:p text:style-name="P37"><text:span text:style-name="T3">Titre</text:span>: <text:span text:style-name="T34">Keygen</text:span></text:p>
      <text:p text:style-name="P43">Fichier : elGamal.py</text:p>
      <text:p text:style-name="P37"><text:span text:style-name="T3">Prototype</text:span>: <text:span text:style-name="T34">keygen()</text:span></text:p>
      <text:p text:style-name="P37"><text:span text:style-name="T3">Entrées</text:span>: <text:span text:style-name="T34">rien</text:span></text:p>
      <text:p text:style-name="P37"><text:span text:style-name="T3">Sortie</text:span>: <text:span text:style-name="T34">rien</text:span></text:p>
      <text:p text:style-name="P9"><text:span text:style-name="T22">Explications:</text:span><text:span text:style-name="T19"> </text:span><text:span text:style-name="T20">Cette fonction gén</text:span><text:span text:style-name="T30">è</text:span><text:span text:style-name="T20">re le triplet constituant la clef publique. Elle calcul tout d'abord un nombre entier </text:span><text:span text:style-name="T30">premier </text:span><text:span text:style-name="T20">(de la taille indiquée dans la configuration du script), un générateur et enfin tire un X aléatoire. Elle inscrit pour finir chaque élément dans trois fichiers distincts.</text:span><text:span text:style-name="T19"> </text:span></text:p>
      <text:p text:style-name="P7"/>
      <text:p text:style-name="P37"><text:span text:style-name="T3">Titre</text:span>: <text:span text:style-name="T34">isPrime</text:span></text:p>
      <text:p text:style-name="P43">Fichier : rabinMiller.py</text:p>
      <text:p text:style-name="P37"><text:span text:style-name="T3">Prototype</text:span>: <text:span text:style-name="T34">isPrime(nombre)</text:span></text:p>
      <text:p text:style-name="P37"><text:span text:style-name="T3">Entrées</text:span>: <text:span text:style-name="T34">rien</text:span></text:p>
      <text:p text:style-name="P37"><text:span text:style-name="T3">Sortie</text:span>: <text:span text:style-name="T34">rien</text:span></text:p>
      <text:p text:style-name="P9"><text:span text:style-name="T22">Explications: </text:span><text:span text:style-name="T27">La fonction isPrime() determine, à l'aide des autres fonction</text:span><text:span text:style-name="T28">s</text:span><text:span text:style-name="T27"> du script </text:span><text:span text:style-name="T31">rabinMiller.py</text:span><text:span text:style-name="T27"> la primalité probable du nombre envoyé en paramètre. Nous effectuons 64 itérations de l'algorithme de Rabin-Miller (recommendation NIST).</text:span></text:p>
      <text:p text:style-name="P9"/>
      <text:p text:style-name="P37"><text:span text:style-name="T3">Titre</text:span>: <text:span text:style-name="T35">calcGene</text:span></text:p>
      <text:p text:style-name="P43">Fichier : <text:span text:style-name="T35">elGamal</text:span>.py</text:p>
      <text:p text:style-name="P37"><text:span text:style-name="T3">Prototype</text:span>: <text:span text:style-name="T35">calcGene(nombre)</text:span></text:p>
      <text:p text:style-name="P37"><text:span text:style-name="T3">Entrées</text:span>: <text:span text:style-name="T35">nombre : entier, permier</text:span></text:p>
      <text:p text:style-name="P37"><text:span text:style-name="T3">Sortie</text:span>: <text:span text:style-name="T35">nombre : generateur</text:span></text:p>
      <text:p text:style-name="P9"><text:span text:style-name="T23">Explications: </text:span><text:span text:style-name="T24">Cette fonction, </text:span><text:span text:style-name="T25">qui </text:span><text:span text:style-name="T24">se base sur la fonction lagrange(n) du même fichier, calcul un élément g</text:span><text:span text:style-name="T25">é</text:span><text:span text:style-name="T24">n</text:span><text:span text:style-name="T25">é</text:span><text:span text:style-name="T24">rateur du nombre premier passé en paramètre. L'application des travaux de lagrange permet de diminuer grandement le temps de calcul.</text:span></text:p>
      <text:p text:style-name="P9"/>
      <text:p text:style-name="P18">Chiffrement El Gamal</text:p>
      <text:p text:style-name="P10"/>
      <text:p text:style-name="P37"><text:span text:style-name="T3">Titre</text:span>: <text:span text:style-name="T35">chiffreFic</text:span> </text:p>
      <text:p text:style-name="P43">Fichier : <text:span text:style-name="T35">elGamal</text:span>.py</text:p>
      <text:p text:style-name="P37"><text:span text:style-name="T3">Prototype</text:span>: <text:span text:style-name="T35">chiffreFic(fichier)</text:span></text:p>
      <text:p text:style-name="P37"><text:span text:style-name="T3">Entrées</text:span>: <text:span text:style-name="T35">string : un fichier</text:span></text:p>
      <text:p text:style-name="P37"><text:span text:style-name="T3">Sortie</text:span>: <text:span text:style-name="T35">rien</text:span></text:p>
      <text:p text:style-name="P9"><text:soft-page-break/><text:span text:style-name="T24">Explications: </text:span><text:span text:style-name="T26">Cette fonction prends un fichier en paramètre et luis applique le chiffrement el Gamal octet par octet. Pour chaque octet un nouveau Y est tiré au hasard. Le fichier résultant est alors créé sous la formed'une liste altérnant les C1 et C2 de chaque octet.</text:span></text:p>
      <text:p text:style-name="P9"/>
      <text:p text:style-name="P19"><text:span text:style-name="T22">Déchiffrement El Gamal</text:span></text:p>
      <text:p text:style-name="P10"/>
      <text:p text:style-name="P37"><text:span text:style-name="T3">Titre</text:span>: <text:span text:style-name="T35">deChiffreFic</text:span></text:p>
      <text:p text:style-name="P43">Fichier : <text:span text:style-name="T35">elGamal</text:span>.py</text:p>
      <text:p text:style-name="P37"><text:span text:style-name="T3">Prototype</text:span>: <text:span text:style-name="T35">deChiffreFic(fichier)</text:span></text:p>
      <text:p text:style-name="P37"><text:span text:style-name="T3">Entrées</text:span>: <text:span text:style-name="T35">string : un fichier</text:span></text:p>
      <text:p text:style-name="P37"><text:span text:style-name="T3">Sortie</text:span>: <text:span text:style-name="T34">rien</text:span></text:p>
      <text:p text:style-name="P9"><text:span text:style-name="T22">Explications: </text:span><text:span text:style-name="T26">Cette fonction prend en param</text:span><text:span text:style-name="T28">è</text:span><text:span text:style-name="T26">tre le nom du fichier </text:span><text:span text:style-name="T28">à</text:span><text:span text:style-name="T26"> déchiffrer et lui applique le déchiffrement el Gamal.</text:span></text:p>
      <text:p text:style-name="P14"/>
      <text:p text:style-name="P20"><text:span text:style-name="T29">T</text:span><text:span text:style-name="T19">ravail restant</text:span></text:p>
      <text:p text:style-name="P11"/>
      <text:p text:style-name="P13">Au niveau du chiffrement AES, le coeur du programme fonctionne comme prévu mais il manque la fonction KeyExpansion ce qui ne permet pas à l'utilisateur de rentrer son mot de passe. De plus, la fonction InvSegmess permettant d'écrire le résultat chiffré dans un fichier n'est pas implémenté, ce qui ne permet pas d'exporter le tout.</text:p>
      <text:p text:style-name="P11"/>
      <text:p text:style-name="P1"><text:span text:style-name="T19">Notre Chiffrement/Déchiffrement El Gamal est opérationnel, malheureusement nous n'avons pas eu le temps d'implémenter la signature El Gamal. Nous avons cependant étudié et compris le procédé et éspérons l'implémenter durant notre inter-semestre.</text:span></text:p>
      <text:p text:style-name="P3"/>
      <text:p text:style-name="P20"><text:span text:style-name="T19">Conclusion</text:span></text:p>
      <text:p text:style-name="P1"/>
      <text:p text:style-name="P2">Le développement d'AES a été intéressant pour sa ompréhension non pas algorithmique, qui était quasi acquise, mais du point de vue programmation en soulevant des problématiques de changement de base ou d'adaptation par rapport au langage de programmation choisie. Il est aussi intéressant d'avoir un programme permettant de chiffrer ce que l'on veut en sachant qu'il n'y a pas de backdoor ou autres problématiques soulevées par des logiciels tels que TrueCrypt même si les fonctionnalités restent basiques.</text:p>
      <text:p text:style-name="P1"/>
      <text:p text:style-name="P1"><text:span text:style-name="T19">L'implémentation de El Gamal nous a permis d'avoir une bien meilleure compréhension de son focntionnement, bien entendu, mais aussi des notions mathèmatique</text:span><text:span text:style-name="T30">s</text:span><text:span text:style-name="T19"> qu'il utilise tel que les corps circulaire</text:span><text:span text:style-name="T30">s</text:span><text:span text:style-name="T19">, les nombre</text:span><text:span text:style-name="T30">s</text:span><text:span text:style-name="T19"> premiers et leur génération (Rabin-Miller) ainsi que les travaux de Lagrange dans </text:span><text:span text:style-name="T30">c</text:span><text:span text:style-name="T19">e domai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svg:font-family="Times"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lou </meta:initial-creator>
    <meta:creation-date>2016-01-03T18:27:46.567343968</meta:creation-date>
    <dc:date>2016-01-03T21:52:58.578983348</dc:date>
    <meta:editing-duration>PT1H42M25S</meta:editing-duration>
    <meta:editing-cycles>21</meta:editing-cycles>
    <meta:generator>LibreOffice/4.3.3.2$Linux_x86 LibreOffice_project/430m0$Build-2</meta:generator>
    <meta:document-statistic meta:table-count="0" meta:image-count="0" meta:object-count="0" meta:page-count="5" meta:paragraph-count="132" meta:word-count="1489" meta:character-count="9697" meta:non-whitespace-character-count="8335"/>
  </office:meta>
</office:document-meta>
</file>